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10: Digital green</text:p>
      <text:p text:style-name="Standard">RGB</text:p>
      <text:p text:style-name="Standard">R24 <text:s/>G142 B47</text:p>
      <text:p text:style-name="Standard">R69 <text:s/>G163 B44</text:p>
      <text:p text:style-name="Standard">R37 <text:s/>G93 B35</text:p>
      <text:p text:style-name="Standard">R73 G73 B73</text:p>
      <text:p text:style-name="Standard">R231 G242 B243</text:p>
      <text:p text:style-name="Standard">R203 G206 B210</text:p>
      <text:p text:style-name="Standard">Black<text:bookmark text:name="_GoBack"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3</meta:editing-cycles>
    <meta:creation-date>2024-08-07T12:45:00</meta:creation-date>
    <dc:date>2024-08-07T12:47:00</dc:date>
    <meta:editing-duration>P0D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9" meta:word-count="24" meta:character-count="107" meta:non-whitespace-character-count="89"/>
    <meta:user-defined meta:name="AppVersion">15.0000</meta:user-defined>
    <meta:template xlink:type="simple" xlink:actuate="onRequest" xlink:title="Normal.dotm" xlink:href=""/>
  </office:meta>
</office:document-meta>
</file>